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TableColumn3" style:family="table-column">
      <style:table-column-properties style:column-width="5.7291in"/>
    </style:style>
    <style:style style:name="Table2" style:family="table">
      <style:table-properties style:width="5.7291in" fo:margin-left="0in" table:align="center"/>
    </style:style>
    <style:style style:name="TableRow4" style:family="table-row">
      <style:table-row-properties/>
    </style:style>
    <style:style style:name="TableCell5" style:family="table-cell">
      <style:table-cell-properties fo:border="none" style:writing-mode="lr-tb" style:vertical-align="middle" fo:padding-top="0.052in" fo:padding-left="0.052in" fo:padding-bottom="0.052in" fo:padding-right="0.052in"/>
    </style:style>
    <style:style style:name="P6" style:parent-style-name="Normal" style:family="paragraph">
      <style:paragraph-properties fo:margin-bottom="0in" fo:line-height="100%"/>
    </style:style>
    <style:style style:name="T7" style:parent-style-name="DefaultParagraphFont" style:family="text">
      <style:text-properties style:font-name="Arial" style:font-name-asian="Times New Roman" style:font-name-complex="Arial" fo:font-weight="bold" style:font-weight-asian="bold" style:font-weight-complex="bold" fo:font-size="13.5pt" style:font-size-asian="13.5pt" style:font-size-complex="13.5pt" style:language-asian="en" style:country-asian="GB"/>
    </style:style>
    <style:style style:name="T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3"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1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P19" style:parent-style-name="Normal" style:family="paragraph">
      <style:paragraph-properties fo:margin-bottom="0.0694in" fo:line-height="100%"/>
    </style:style>
    <style:style style:name="T2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5" style:parent-style-name="DefaultParagraphFont" style:family="text">
      <style:text-properties style:font-name="Arial" style:font-name-asian="Times New Roman" style:font-name-complex="Arial" fo:color="#0000FF" fo:font-size="10pt" style:font-size-asian="10pt" style:font-size-complex="10pt" style:text-underline-type="single" style:text-underline-style="solid" style:text-underline-width="auto" style:text-underline-mode="continuous" style:language-asian="en" style:country-asian="GB"/>
    </style:style>
    <style:style style:name="T2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2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6"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3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3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2"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4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4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4"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5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5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P58" style:parent-style-name="Normal" style:list-style-name="LFO1"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59" style:parent-style-name="Normal" style:list-style-name="LFO1"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60" style:parent-style-name="Normal" style:list-style-name="LFO1"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61" style:parent-style-name="Normal" style:list-style-name="LFO1"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62" style:parent-style-name="Normal" style:list-style-name="LFO1"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65"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6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6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P68" style:parent-style-name="Normal" style:list-style-name="LFO2"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69" style:parent-style-name="Normal" style:list-style-name="LFO2"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70" style:parent-style-name="Normal" style:list-style-name="LFO2" style:family="paragraph">
      <style:paragraph-properties fo:margin-top="0.0694in" fo:margin-bottom="0.0694in" fo:line-height="100%"/>
      <style:text-properties style:font-name="Arial" style:font-name-asian="Times New Roman" style:font-name-complex="Arial" fo:font-size="10pt" style:font-size-asian="10pt" style:font-size-complex="10pt" style:language-asian="en" style:country-asian="GB"/>
    </style:style>
    <style:style style:name="P71" style:parent-style-name="Normal" style:family="paragraph">
      <style:paragraph-properties fo:margin-bottom="0.1666in" fo:line-height="100%"/>
    </style:style>
    <style:style style:name="T7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3"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7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7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88"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8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4" style:parent-style-name="DefaultParagraphFont" style:family="text">
      <style:text-properties style:font-name="Arial" style:font-name-asian="Times New Roman" style:font-name-complex="Arial" fo:color="#0000FF" fo:font-size="10pt" style:font-size-asian="10pt" style:font-size-complex="10pt" style:text-underline-type="single" style:text-underline-style="solid" style:text-underline-width="auto" style:text-underline-mode="continuous" style:language-asian="en" style:country-asian="GB"/>
    </style:style>
    <style:style style:name="T9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7"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9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1" style:parent-style-name="DefaultParagraphFont" style:family="text">
      <style:text-properties style:font-name="Arial" style:font-name-asian="Times New Roman" style:font-name-complex="Arial" fo:color="#0000FF" fo:font-size="10pt" style:font-size-asian="10pt" style:font-size-complex="10pt" style:text-underline-type="single" style:text-underline-style="solid" style:text-underline-width="auto" style:text-underline-mode="continuous" style:language-asian="en" style:country-asian="GB"/>
    </style:style>
    <style:style style:name="T102"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3" style:parent-style-name="DefaultParagraphFont" style:family="text">
      <style:text-properties style:font-name="Arial" style:font-name-asian="Times New Roman" style:font-name-complex="Arial" fo:color="#0000FF" fo:font-size="10pt" style:font-size-asian="10pt" style:font-size-complex="10pt" style:text-underline-type="single" style:text-underline-style="solid" style:text-underline-width="auto" style:text-underline-mode="continuous" style:language-asian="en" style:country-asian="GB"/>
    </style:style>
    <style:style style:name="T10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7"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10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0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0"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1"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2"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113"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4"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5"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6"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7"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language-asian="en" style:country-asian="GB"/>
    </style:style>
    <style:style style:name="T118"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19" style:parent-style-name="DefaultParagraphFont" style:family="text">
      <style:text-properties style:font-name="Arial" style:font-name-asian="Times New Roman" style:font-name-complex="Arial" fo:font-size="10pt" style:font-size-asian="10pt" style:font-size-complex="10pt" style:language-asian="en" style:country-asian="GB"/>
    </style:style>
    <style:style style:name="T120" style:parent-style-name="DefaultParagraphFont" style:family="text">
      <style:text-properties style:font-name="Arial" style:font-name-asian="Times New Roman" style:font-name-complex="Arial" fo:font-size="10pt" style:font-size-asian="10pt" style:font-size-complex="10pt" style:language-asian="en" style:country-asian="GB"/>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Open Publication License</text:span><text:span text:style-name="T8"><text:line-break/></text:span><text:span text:style-name="T9">v1.0, 8 June 1999<text:s/></text:span><text:span text:style-name="T10"><text:line-break/></text:span><text:span text:style-name="T11"><text:line-break/></text:span><text:span text:style-name="T12"><text:line-break/></text:span><text:span text:style-name="T13">I. REQUIREMENTS ON BOTH UNMODIFIED AND MODIFIED VERSIONS</text:span><text:span text:style-name="T14"><text:s/></text:span><text:span text:style-name="T15"><text:line-break/></text:span><text:span text:style-name="T16"><text:line-break/>The Open Publication works may be reproduced and distributed in whole or in part, in any medium physical or electronic, provided that the terms of this license are adhered to, and that this license or an incorporation of it by reference (with any options elected by the author(s) and/or publisher) is displayed in the reproduction.<text:s/></text:span><text:span text:style-name="T17"><text:line-break/></text:span><text:span text:style-name="T18"><text:line-break/>Proper form for an incorporation by reference is as follows:<text:s/></text:span></text:p>
            <text:p text:style-name="P19"><text:span text:style-name="T20">Copyright (c)<text:s/></text:span><text:span text:style-name="T21">2019</text:span><text:span text:style-name="T22"><text:s/>by<text:s/></text:span><text:span text:style-name="T23">Richard Bamford, Julian Fernandez</text:span><text:span text:style-name="T24"><text:s/>This material may be distributed only subject to the terms and conditions set forth in the Open Publication License, vX.Y or later (the latest version is presently available at<text:s/></text:span><text:a xlink:href="http://www.opencontent.org/openpub/" office:target-frame-name="_top" xlink:show="replace"><text:span text:style-name="T25">http://www.opencontent.org/openpub/</text:span></text:a><text:span text:style-name="T26">).</text:span></text:p>
            <text:p text:style-name="P27"><text:span text:style-name="T28">The reference must be immediately followed with any options elected by the author(s) and/or publisher of the document (see section VI).<text:s/></text:span><text:span text:style-name="T29"><text:line-break/></text:span><text:span text:style-name="T30"><text:line-break/>Commercial redistribution of Open Publication-licensed material is permitted.<text:s/></text:span><text:span text:style-name="T31"><text:line-break/></text:span><text:span text:style-name="T32"><text:line-break/>Any publication in standard (paper) book form shall require the citation of the original publisher and author. The publisher and author's names shall appear on all outer surfaces of the book. On all outer surfaces of the book the original publisher's name shall be as large as the title of the work and cited as possessive with respect to the title.<text:s/></text:span><text:span text:style-name="T33"><text:line-break/></text:span><text:span text:style-name="T34"><text:line-break/></text:span><text:span text:style-name="T35"><text:line-break/></text:span><text:span text:style-name="T36">II. COPYRIGHT</text:span><text:span text:style-name="T37"><text:line-break/></text:span><text:span text:style-name="T38"><text:line-break/>The copyright to each Open Publication is owned by its author(s) or designee.<text:s/></text:span><text:span text:style-name="T39"><text:line-break/></text:span><text:span text:style-name="T40"><text:line-break/></text:span><text:span text:style-name="T41"><text:line-break/></text:span><text:span text:style-name="T42">III. SCOPE OF LICENSE</text:span><text:span text:style-name="T43"><text:line-break/></text:span><text:span text:style-name="T44"><text:line-break/>The following license terms apply to all Open Publication works, unless otherwise explicitly stated in the document.<text:s/></text:span><text:span text:style-name="T45"><text:line-break/></text:span><text:span text:style-name="T46"><text:line-break/>Mere aggregation of Open Publication works or a portion of an Open Publication work with other works or programs on the same media shall not cause this license to apply to those other works. The aggregate work shall contain a notice specifying the inclusion of the Open Publication material and appropriate copyright notice.<text:s/></text:span><text:span text:style-name="T47"><text:line-break/></text:span><text:span text:style-name="T48"><text:line-break/>SEVERABILITY. If any part of this license is found to be unenforceable in any jurisdiction, the remaining portions of the license remain in force.<text:s/></text:span><text:span text:style-name="T49"><text:line-break/></text:span><text:span text:style-name="T50"><text:line-break/>NO WARRANTY. Open Publication works are licensed and provided "as is" without warranty of any kind, express or implied, including, but not limited to, the implied warranties of merchantability and fitness for a particular purpose or a warranty of non-infringement.<text:s/></text:span><text:span text:style-name="T51"><text:line-break/></text:span><text:span text:style-name="T52"><text:line-break/></text:span><text:span text:style-name="T53"><text:line-break/></text:span><text:span text:style-name="T54">IV. REQUIREMENTS ON MODIFIED WORKS</text:span><text:span text:style-name="T55"><text:s/></text:span><text:span text:style-name="T56"><text:line-break/></text:span><text:span text:style-name="T57"><text:line-break/>All modified versions of documents covered by this license, including translations, anthologies, compilations and partial documents, must meet the following requirements:<text:s/></text:span></text:p>
            <text:list text:style-name="LFO1" text:continue-numbering="true">
              <text:list-item>
                <text:p text:style-name="P58">The modified version must be labeled as such.<text:s/></text:p>
              </text:list-item>
              <text:list-item>
                <text:p text:style-name="P59">The person making the modifications must be identified and the modifications dated.<text:s/></text:p>
              </text:list-item>
              <text:list-item>
                <text:p text:style-name="P60">Acknowledgement of the original author and publisher if applicable must be retained according to normal academic citation practices.<text:s/></text:p>
              </text:list-item>
              <text:list-item>
                <text:p text:style-name="P61">The location of the original unmodified document must be identified.<text:s/></text:p>
              </text:list-item>
              <text:list-item>
                <text:p text:style-name="P62">The original author's (or authors') name(s) may not be used to assert or imply endorsement of the resulting document without the original author's (or authors') permission.<text:s/></text:p>
              </text:list-item>
            </text:list>
            <text:p text:style-name="P63"><text:span text:style-name="T64"><text:line-break/></text:span><text:span text:style-name="T65">V. GOOD-PRACTICE RECOMMENDATIONS<text:s/></text:span><text:span text:style-name="T66"><text:line-break/></text:span><text:span text:style-name="T67"><text:line-break/>In addition to the requirements of this license, it is requested from and strongly recommended of redistributors that:<text:s/></text:span></text:p>
            <text:list text:style-name="LFO2" text:continue-numbering="true">
              <text:list-item>
                <text:p text:style-name="P68">If you are distributing Open Publication works on hardcopy or CD-ROM, you provide email notification to the authors of your intent to redistribute at least thirty days before your manuscript or media freeze, to give the authors time to provide updated documents. This notification should describe modifications, if any, made to the document.<text:s/></text:p>
              </text:list-item>
              <text:list-item>
                <text:p text:style-name="P69">All substantive modifications (including deletions) be either clearly marked up in the document or else described in an attachment to the document.<text:s/></text:p>
              </text:list-item>
              <text:list-item>
                <text:p text:style-name="P70">Finally, while it is not mandatory under this license, it is considered good form to offer a free copy of any hardcopy and CD-ROM expression of an Open Publication-licensed work to its author(s).<text:s/></text:p>
              </text:list-item>
            </text:list>
            <text:p text:style-name="P71"><text:span text:style-name="T72"><text:line-break/></text:span><text:span text:style-name="T73">VI. LICENSE OPTIONS</text:span><text:span text:style-name="T74"><text:s/></text:span><text:span text:style-name="T75"><text:line-break/></text:span><text:span text:style-name="T76"><text:line-break/>The author(s) and/or publisher of an Open Publication-licensed document may elect certain options by appending language to the reference to or copy of the license. These options are considered part of the license instance and must be included with the license (or its incorporation by reference) in derived works.<text:s/></text:span><text:span text:style-name="T77"><text:line-break/></text:span><text:span text:style-name="T78"><text:line-break/>A. To prohibit distribution of substantively modified versions without the explicit permission of the author(s). "Substantive modification" is defined as a change to the semantic content of the document, and excludes mere changes in format or typographical corrections.<text:s/></text:span><text:span text:style-name="T79"><text:line-break/></text:span><text:span text:style-name="T80"><text:line-break/>To accomplish this, add the phrase `Distribution of substantively modified versions of this document is prohibited without the explicit permission of the copyright holder.' to the license reference or copy.<text:s/></text:span><text:span text:style-name="T81"><text:line-break/></text:span><text:span text:style-name="T82"><text:line-break/>B. To prohibit any publication of this work or derivative works in whole or in part in standard (paper) book form for commercial purposes is prohibited unless prior permission is obtained from the copyright holder.<text:s/></text:span><text:span text:style-name="T83"><text:line-break/></text:span><text:span text:style-name="T84"><text:line-break/>To accomplish this, add the phrase 'Distribution of the work or derivative of the work in any standard (paper) book form is prohibited unless prior permission is obtained from the copyright holder.' to the license reference or copy.<text:s/></text:span><text:span text:style-name="T85"><text:line-break/></text:span><text:span text:style-name="T86"><text:line-break/></text:span><text:span text:style-name="T87"><text:line-break/></text:span><text:span text:style-name="T88">OPEN PUBLICATION POLICY APPENDIX:</text:span><text:span text:style-name="T89"><text:s/></text:span><text:span text:style-name="T90"><text:line-break/></text:span><text:span text:style-name="T91"><text:line-break/>(This is not considered part of the license.)<text:s/></text:span><text:span text:style-name="T92"><text:line-break/></text:span><text:span text:style-name="T93"><text:line-break/>Open Publication works are available in source format via the Open Publication home page at<text:s/></text:span><text:a xlink:href="http://works.opencontent.org/" office:target-frame-name="_top" xlink:show="replace"><text:span text:style-name="T94">http://works.opencontent.org/</text:span></text:a><text:span text:style-name="T95">.<text:s/></text:span><text:span text:style-name="T96"><text:line-break/></text:span><text:span text:style-name="T97"><text:line-break/>Open Publication authors who want to include their own license on Open Publication works<text:s/></text:span><text:soft-page-break/><text:span text:style-name="T98">may do so, as long as their terms are not more restrictive than the Open Publication license.<text:s/></text:span><text:span text:style-name="T99"><text:line-break/></text:span><text:span text:style-name="T100"><text:line-break/>If you have questions about the Open Publication License, please contact<text:s/></text:span><text:a xlink:href="mailto:dw2@opencontent.org" office:target-frame-name="_top" xlink:show="replace"><text:span text:style-name="T101">David Wiley</text:span></text:a><text:span text:style-name="T102">, and/or the Open Publication Authors' List at<text:s/></text:span><text:a xlink:href="mailto:opal@opencontent.org" office:target-frame-name="_top" xlink:show="replace"><text:span text:style-name="T103">opal@opencontent.org</text:span></text:a><text:span text:style-name="T104">, via email.<text:s/></text:span><text:span text:style-name="T105"><text:line-break/></text:span><text:span text:style-name="T106"><text:line-break/>To<text:s/></text:span><text:span text:style-name="T107">subscribe</text:span><text:span text:style-name="T108"><text:s/>to the Open Publication Authors' List:</text:span><text:span text:style-name="T109"><text:line-break/>Send E-mail to opal-request@opencontent.org with the word "subscribe" in the body.<text:s/></text:span><text:span text:style-name="T110"><text:line-break/></text:span><text:span text:style-name="T111"><text:line-break/>To<text:s/></text:span><text:span text:style-name="T112">post</text:span><text:span text:style-name="T113"><text:s/>to the Open Publication Authors' List:</text:span><text:span text:style-name="T114"><text:line-break/>Send E-mail to opal@opencontent.org or simply reply to a previous post.<text:s/></text:span><text:span text:style-name="T115"><text:line-break/></text:span><text:span text:style-name="T116"><text:line-break/>To<text:s/></text:span><text:span text:style-name="T117">unsubscribe</text:span><text:span text:style-name="T118"><text:s/>from the Open Publication Authors' List:</text:span><text:span text:style-name="T119"><text:line-break/>Send E-mail to opal-request@opencontent.org with the word "unsubscribe" in the body.<text:s/></text:span><text:span text:style-name="T120"><text:line-break/></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amford</meta:initial-creator>
    <dc:creator>Richard Bamford</dc:creator>
    <meta:creation-date>2019-05-05T11:50:00Z</meta:creation-date>
    <dc:date>2019-05-05T11:51:00Z</dc:date>
    <meta:template xlink:href="Normal.dotm" xlink:type="simple"/>
    <meta:editing-cycles>3</meta:editing-cycles>
    <meta:editing-duration>PT60S</meta:editing-duration>
    <meta:document-statistic meta:page-count="3" meta:paragraph-count="12" meta:word-count="941" meta:character-count="6299" meta:row-count="44" meta:non-whitespace-character-count="5370"/>
  </office:meta>
</office:document-meta>
</file>